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</office:automatic-styles>
  <office:body>
    <office:text>
      <text:p text:style-name="Title">Comandos Linux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Comandos básicos</text:h>
      <text:h text:style-name="Heading_20_2" text:outline-level="2">Ayuda Comandos</text:h>
      <text:list text:style-name="L7">
        <text:list-item>
          <text:p text:style-name="P7">El comando <text:span text:style-name="T9">man</text:span><text:span text:style-name="T10"> </text:span><text:span text:style-name="T11">nombrecomando</text:span> muestra el manual del comando. Una vez dentro para salir hay que pulsar la tecla q.</text:p>
        </text:list-item>
        <text:list-item>
          <text:p text:style-name="P7">También podemos probar con <text:span text:style-name="T12">nombrecomando</text:span><text:span text:style-name="T13"> </text:span><text:span text:style-name="T14">-h</text:span> o <text:span text:style-name="T15">nombrecomando</text:span><text:span text:style-name="T16"> </text:span><text:span text:style-name="T17">--help</text:span> o con <text:span text:style-name="T18">info</text:span><text:span text:style-name="T19"> </text:span><text:span text:style-name="T20">nombrecomando</text:span>.</text:p>
        </text:list-item>
      </text:list>
      <text:h text:style-name="Heading_20_2" text:outline-level="2">Cambio de directorio</text:h>
      <text:list text:style-name="L8">
        <text:list-item>
          <text:p text:style-name="P8">Para cambiar de directorio se usa el comando <text:span text:style-name="T21">cd</text:span><text:span text:style-name="T22"> </text:span><text:span text:style-name="T23">directorio_destino</text:span>.</text:p>
        </text:list-item>
        <text:list-item>
          <text:p text:style-name="P8">Usamos <text:span text:style-name="T24">cd</text:span><text:span text:style-name="T25"> </text:span><text:span text:style-name="T26">..</text:span> para ir al directorio superior.</text:p>
        </text:list-item>
        <text:list-item>
          <text:p text:style-name="P8">Usamos <text:span text:style-name="T27">cd</text:span><text:span text:style-name="T28"> </text:span><text:span text:style-name="T29">sin</text:span><text:span text:style-name="T30"> </text:span><text:span text:style-name="T31">argumentos</text:span> para volver a la carpeta personal.</text:p>
        </text:list-item>
      </text:list>
      <text:h text:style-name="Heading_20_2" text:outline-level="2">Situación actual</text:h>
      <text:list text:style-name="L9">
        <text:list-item>
          <text:p text:style-name="P9">El comando <text:span text:style-name="T32">pwd</text:span> imprime la ruta del directorio en el que nos encontramos en este momento.</text:p>
        </text:list-item>
      </text:list>
      <text:h text:style-name="Heading_20_2" text:outline-level="2">Listado</text:h>
      <text:list text:style-name="L10">
        <text:list-item>
          <text:p text:style-name="P10">El comando <text:span text:style-name="T33">ls</text:span> muestra los nombres de los ficheros y subdirectorios contenidos en el directorio en el que se está. Sólo se obtienen los nombres de los ficheros, sin ninguna otra información.</text:p>
        </text:list-item>
      </text:list>
      <text:h text:style-name="Heading_20_2" text:outline-level="2">Listas ocultos</text:h>
      <text:list text:style-name="L11">
        <text:list-item>
          <text:p text:style-name="P11">El comando <text:span text:style-name="T34">ls</text:span><text:span text:style-name="T35"> </text:span><text:span text:style-name="T36">-a</text:span> muestra todos los ficheros incluyendo algunos que están ocultos para el usuario (aquellos que comienzan por un punto).</text:p>
        </text:list-item>
        <text:list-item>
          <text:p text:style-name="P11">Observar que el fichero punto . indica el directorio actual y el doble punto .. el directorio padre, que contiene al actual.</text:p>
        </text:list-item>
      </text:list>
      <text:h text:style-name="Heading_20_2" text:outline-level="2">Listado ordenados</text:h>
      <text:list text:style-name="L12">
        <text:list-item>
          <text:p text:style-name="P12"><text:span text:style-name="T37">ls</text:span><text:span text:style-name="T38"> </text:span><text:span text:style-name="T39">-c</text:span> muestra ordenando por día y hora de creación.</text:p>
        </text:list-item>
        <text:list-item>
          <text:p text:style-name="P12"><text:span text:style-name="T40">ls</text:span><text:span text:style-name="T41"> </text:span><text:span text:style-name="T42">-t</text:span> muestra ordenando por día y hora de modificación.</text:p>
        </text:list-item>
        <text:list-item>
          <text:p text:style-name="P12"><text:span text:style-name="T43">ls</text:span><text:span text:style-name="T44"> </text:span><text:span text:style-name="T45">-r</text:span> muestra el directorio y lo ordena en orden inverso.</text:p>
        </text:list-item>
      </text:list>
      <text:h text:style-name="Heading_20_2" text:outline-level="2">Otros listados</text:h>
      <text:list text:style-name="L13">
        <text:list-item>
          <text:p text:style-name="P13"><text:span text:style-name="T46">ls</text:span><text:span text:style-name="T47"> </text:span><text:span text:style-name="T48">--color</text:span> muestra el contenido del directorio coloreado: verde para los ejecutables,azul las carpetas, fucsia las imagenes, rojo los comprimidos, ...</text:p>
        </text:list-item>
        <text:list-item>
          <text:p text:style-name="P13"><text:span text:style-name="T49">ls</text:span><text:span text:style-name="T50"> </text:span><text:span text:style-name="T51">-l</text:span> muestra toda la información de cada fichero incluyendo: protecciones, tamaño y fecha de creación o del último cambio introducido,...</text:p>
        </text:list-item>
      </text:list>
      <text:h text:style-name="Heading_20_2" text:outline-level="2">Combinación de opciones</text:h>
      <text:list text:style-name="L14">
        <text:list-item>
          <text:p text:style-name="P14">Las opciones anteriores pueden combinarse como por ejemplo <text:span text:style-name="T52">ls</text:span><text:span text:style-name="T53"> </text:span><text:span text:style-name="T54">-cr</text:span> que muestra el directorio ordenando inversamente por fechas.</text:p>
        </text:list-item>
      </text:list>
      <text:h text:style-name="Heading_20_2" text:outline-level="2">Filtrado</text:h>
      <text:list text:style-name="L15">
        <text:list-item>
          <text:p text:style-name="P15">Muchos comandos admite los caracteres de sustitución:</text:p>
          <text:list text:style-name="L16">
            <text:list-item>
              <text:p text:style-name="P16"><text:span text:style-name="T55">*</text:span><text:span text:style-name="T56"> </text:span><text:span text:style-name="T57">que</text:span><text:span text:style-name="T58"> </text:span><text:span text:style-name="T59">representa</text:span><text:span text:style-name="T60"> </text:span><text:span text:style-name="T61">cualquier</text:span><text:span text:style-name="T62"> </text:span><text:span text:style-name="T63">conjunto</text:span><text:span text:style-name="T64"> </text:span><text:span text:style-name="T65">o</text:span><text:span text:style-name="T66"> </text:span><text:span text:style-name="T67">secuencia</text:span><text:span text:style-name="T68"> </text:span><text:span text:style-name="T69">de</text:span><text:span text:style-name="T70"> </text:span><text:span text:style-name="T71">caracteres</text:span></text:p>
            </text:list-item>
            <text:list-item>
              <text:p text:style-name="P16"><text:span text:style-name="T72">?</text:span><text:span text:style-name="T73"> </text:span><text:span text:style-name="T74">que</text:span><text:span text:style-name="T75"> </text:span><text:span text:style-name="T76">representa</text:span><text:span text:style-name="T77"> </text:span><text:span text:style-name="T78">cualquier</text:span><text:span text:style-name="T79"> </text:span><text:span text:style-name="T80">carácter</text:span><text:span text:style-name="T81"> </text:span><text:span text:style-name="T82">pero</text:span><text:span text:style-name="T83"> </text:span><text:span text:style-name="T84">sólo</text:span><text:span text:style-name="T85"> </text:span><text:span text:style-name="T86">uno</text:span>.</text:p>
            </text:list-item>
          </text:list>
        </text:list-item>
        <text:list-item>
          <text:p text:style-name="P15">Por ejemplo <text:span text:style-name="T87">ls</text:span><text:span text:style-name="T88"> </text:span><text:span text:style-name="T89">*.gif</text:span> muestra todos los nombres de ficheros que acaben en .gif y <text:span text:style-name="T90">ls</text:span><text:span text:style-name="T91"> </text:span><text:span text:style-name="T92">file?</text:span> muestra todos los ficheros cuyos nombres empiecen por file y tengan un nombre de cinco caracteres.</text:p>
        </text:list-item>
      </text:list>
      <text:h text:style-name="Heading_20_2" text:outline-level="2">Creación de subdirectorios</text:h>
      <text:list text:style-name="L17">
        <text:list-item>
          <text:p text:style-name="P17">El comando <text:span text:style-name="T93">mkdir</text:span> permite crear un nuevo subdirectorio. La sintaxis es mkdir subdir1 donde subdir es el nombre del directorio que se va a crear.</text:p>
        </text:list-item>
      </text:list>
      <text:h text:style-name="Heading_20_2" text:outline-level="2">Borrado de subdirectorios</text:h>
      <text:list text:style-name="L18">
        <text:list-item>
          <text:p text:style-name="P18">El comando <text:span text:style-name="T94">rmdir</text:span> borra uno o más directorios del sistema siempre que estos subdirectorios estén vacíos. La sintaxis es rmdir subdir1 donde subdir es el nombre del directorio que se va a eliminar.</text:p>
        </text:list-item>
      </text:list>
      <text:h text:style-name="Heading_20_2" text:outline-level="2">Copia de ficheros</text:h>
      <text:list text:style-name="L19">
        <text:list-item>
          <text:p text:style-name="P19">El comando <text:span text:style-name="T95">cp</text:span> permite hacer la copia de un fichero. La sintaxis del comando es cp file1 file2 que indica que hace una copia de file1 y le llama file2. Si file2 no existía, lo crea con los mismos atributos de file1, y en caso de existir su contenido es sustituido por el de file1. El fichero file2 estará en el mismo directorio que file1.</text:p>
        </text:list-item>
      </text:list>
      <text:h text:style-name="Heading_20_2" text:outline-level="2">Mover/renombrar ficheros</text:h>
      <text:list text:style-name="L20">
        <text:list-item>
          <text:p text:style-name="P20">El comando <text:span text:style-name="T96">mv</text:span> permite mover o renoimbrar un fichero. La sintaxis es mv file1 file2 y realiza la misma función que cp pero eliminando el fichero original. Desde la visión del usuario, se cambia el nombre a file1 por file2.</text:p>
        </text:list-item>
        <text:list-item>
          <text:p text:style-name="P20">Si los nombres que aparecen son de directorios entonces el comando mv namedir1 namedir2 cambia el nombre del subdirectorio namedir1 por namedir2.</text:p>
        </text:list-item>
      </text:list>
      <text:h text:style-name="Heading_20_2" text:outline-level="2">Enlaces</text:h>
      <text:list text:style-name="L21">
        <text:list-item>
          <text:p text:style-name="P21">Un mismo fichero puede estar repetido con más de un nombre y poder acceder a él desde más de un directorio. Esto último se denomina enlaces múltiples a un fichero, y se crean con el comando <text:span text:style-name="T97">ln</text:span>: ln file1 file2 Así el fichero file1 tiene dos nombres: file1 y file2.</text:p>
        </text:list-item>
      </text:list>
      <text:h text:style-name="Heading_20_2" text:outline-level="2">Borrado de ficheros</text:h>
      <text:list text:style-name="L22">
        <text:list-item>
          <text:p text:style-name="P22">El comando <text:span text:style-name="T98">rm</text:span> elimina uno o más ficheros de un directorio en el cual tengamos permiso de escritura. La sintaxis es rm file1 file2</text:p>
        </text:list-item>
      </text:list>
      <text:h text:style-name="Heading_20_2" text:outline-level="2">Permisos</text:h>
      <text:list text:style-name="L23">
        <text:list-item>
          <text:p text:style-name="P23">Los permisos de cada fichero se pueden ver con el comando ls -l.</text:p>
        </text:list-item>
        <text:list-item>
          <text:p text:style-name="P23">Estos permisos son:</text:p>
          <text:list text:style-name="L24">
            <text:list-item>
              <text:p text:style-name="P24"><text:span text:style-name="T99">r</text:span>: de lectura (o listar en directorios)</text:p>
            </text:list-item>
            <text:list-item>
              <text:p text:style-name="P24"><text:span text:style-name="T100">w</text:span>: de escritura (o crear y borrar ficheros en directorios)</text:p>
            </text:list-item>
            <text:list-item>
              <text:p text:style-name="P24"><text:span text:style-name="T101">x</text:span>: de ejecución (o buscar y utilizar ficheros en directorios)</text:p>
            </text:list-item>
          </text:list>
        </text:list-item>
      </text:list>
      <text:h text:style-name="Heading_20_2" text:outline-level="2">Cambiar permisos</text:h>
      <text:list text:style-name="L25">
        <text:list-item>
          <text:p text:style-name="P25">Para cambiar los permisos de un fichero se emplea el comando <text:span text:style-name="T102">chmod</text:span><text:span text:style-name="T103"> </text:span><text:span text:style-name="T104">[quien]</text:span><text:span text:style-name="T105"> </text:span><text:span text:style-name="T106">operacion</text:span><text:span text:style-name="T107"> </text:span><text:span text:style-name="T108">permiso</text:span><text:span text:style-name="T109"> </text:span><text:span text:style-name="T110">file</text:span> donde:</text:p>
          <text:list text:style-name="L26">
            <text:list-item>
              <text:p text:style-name="P26">quien: indica a quien afecta el permiso que se desea cambiar:</text:p>
              <text:list text:style-name="L27">
                <text:list-item>
                  <text:p text:style-name="P27"><text:span text:style-name="T111">u</text:span>: para el usuario propietario del archivo,</text:p>
                </text:list-item>
                <text:list-item>
                  <text:p text:style-name="P27"><text:span text:style-name="T112">g</text:span>: para el grupo del usuario propietario del archivo,</text:p>
                </text:list-item>
                <text:list-item>
                  <text:p text:style-name="P27"><text:span text:style-name="T113">o</text:span>: para los otros usuarios</text:p>
                </text:list-item>
                <text:list-item>
                  <text:p text:style-name="P27"><text:span text:style-name="T114">a</text:span>: para todos los anteriores. (valor por defecto).</text:p>
                </text:list-item>
              </text:list>
            </text:list-item>
            <text:list-item>
              <text:p text:style-name="P26">oper: indica si el permiso se da usando un + o se quita usando un -.</text:p>
            </text:list-item>
          </text:list>
        </text:list-item>
      </text:list>
      <text:h text:style-name="Heading_20_2" text:outline-level="2">Cambiar dueño</text:h>
      <text:list text:style-name="L28">
        <text:list-item>
          <text:p text:style-name="P28">El comando <text:span text:style-name="T115">chown</text:span> se emplea para cambiar de propietario a un determinado conjunto de ficheros: chown newowner file1 file2 ...</text:p>
        </text:list-item>
        <text:list-item>
          <text:p text:style-name="P28">Sólo lo puede emplear el actual propietario de los mismos.</text:p>
        </text:list-item>
        <text:list-item>
          <text:p text:style-name="P28">Los nombres de propietario se encuentran almacenados en el fichero <text:span text:style-name="T116">/etc/passwd</text:span>.</text:p>
        </text:list-item>
      </text:list>
      <text:h text:style-name="Heading_20_2" text:outline-level="2">Cambio de grupo</text:h>
      <text:list text:style-name="L29">
        <text:list-item>
          <text:p text:style-name="P29">El comando <text:span text:style-name="T117">chgrp</text:span> se emplea para cambiar el grupo al que pertenece un fichero : chgrp newgroup file1 file2...</text:p>
        </text:list-item>
        <text:list-item>
          <text:p text:style-name="P29">Los grupos de usuarios están almacenados en el fichero <text:span text:style-name="T118">/etc/group</text:span>.</text:p>
        </text:list-item>
      </text:list>
      <text:h text:style-name="Heading_20_2" text:outline-level="2">Visualización con cat</text:h>
      <text:list text:style-name="L30">
        <text:list-item>
          <text:p text:style-name="P30">El comando <text:span text:style-name="T119">cat</text:span><text:span text:style-name="T120"> </text:span><text:span text:style-name="T121">filename</text:span> permite visualizar el contenido de uno o más ficheros de forma no formateada, y copiar uno o más ficheros como apéndice de otro ya existente.</text:p>
        </text:list-item>
      </text:list>
      <text:h text:style-name="Heading_20_2" text:outline-level="2">Concatenar ficheros</text:h>
      <text:list text:style-name="L31">
        <text:list-item>
          <text:p text:style-name="P31"><text:span text:style-name="T122">cat</text:span><text:span text:style-name="T123"> </text:span><text:span text:style-name="T124">file1</text:span><text:span text:style-name="T125"> </text:span><text:span text:style-name="T126">file2</text:span><text:span text:style-name="T127"> </text:span><text:span text:style-name="T128">&gt;file3</text:span>: El contenido de los ficheros file1 y file2 es almacenado en file3.</text:p>
        </text:list-item>
        <text:list-item>
          <text:p text:style-name="P31"><text:span text:style-name="T129">cat</text:span><text:span text:style-name="T130"> </text:span><text:span text:style-name="T131">file1</text:span><text:span text:style-name="T132"> </text:span><text:span text:style-name="T133">file2</text:span><text:span text:style-name="T134"> </text:span><text:span text:style-name="T135">&gt;&gt;file3</text:span>: el contenido de file1 y file2 es añadido al final de file3.</text:p>
        </text:list-item>
        <text:list-item>
          <text:p text:style-name="P31"><text:span text:style-name="T136">cat</text:span><text:span text:style-name="T137"> </text:span><text:span text:style-name="T138">&gt;file1</text:span>: Acepta lo que se introduce por el teclado y lo almacena en file1 (se crea file1). Para terminar se emplea d</text:p>
        </text:list-item>
      </text:list>
      <text:h text:style-name="Heading_20_2" text:outline-level="2">Visualización con more</text:h>
      <text:list text:style-name="L32">
        <text:list-item>
          <text:p text:style-name="P32">El comando <text:span text:style-name="T139">more</text:span><text:span text:style-name="T140"> </text:span><text:span text:style-name="T141">filename</text:span> permite visualizar el contenido de un fichero pantalla pantalla.</text:p>
        </text:list-item>
        <text:list-item>
          <text:p text:style-name="P32">Para pasar de pantalla se utiliza la barra espaciadora o la tecla enter.</text:p>
        </text:list-item>
        <text:list-item>
          <text:p text:style-name="P32">Para salir se pulsa d o q.</text:p>
        </text:list-item>
      </text:list>
      <text:h text:style-name="Heading_20_2" text:outline-level="2">Visualización con less</text:h>
      <text:list text:style-name="L33">
        <text:list-item>
          <text:p text:style-name="P33">El comando <text:span text:style-name="T142">lessº</text:span><text:span text:style-name="T143"> </text:span><text:span text:style-name="T144">filename</text:span> permite visualizar el contenido de un fichero pantalla pantalla.</text:p>
        </text:list-item>
        <text:list-item>
          <text:p text:style-name="P33">Para pasar de pantalla se utilizan las flechas arriba y abajo.</text:p>
        </text:list-item>
        <text:list-item>
          <text:p text:style-name="P33">Para salir se pulsa d o q.</text:p>
        </text:list-item>
      </text:list>
      <text:h text:style-name="Heading_20_2" text:outline-level="2">Búsqueda en ficheros</text:h>
      <text:list text:style-name="L34">
        <text:list-item>
          <text:p text:style-name="P34">El comando <text:span text:style-name="T145">grep</text:span><text:span text:style-name="T146"> </text:span><text:span text:style-name="T147">'conjuntocaracteres'</text:span><text:span text:style-name="T148"> </text:span><text:span text:style-name="T149">file1</text:span><text:span text:style-name="T150"> </text:span><text:span text:style-name="T151">file2</text:span><text:span text:style-name="T152"> </text:span><text:span text:style-name="T153">file3</text:span> busca una palabra, clave o frase en un conjunto de directorios, indicando en cuáles de ellos la ha encontrado.</text:p>
        </text:list-item>
        <text:list-item>
          <text:p text:style-name="P34">Se pueden utilizar expresiones regulares de la forma: grep [-opcion] expresión_regular [referencia...]</text:p>
        </text:list-item>
      </text:list>
      <text:h text:style-name="Heading_20_2" text:outline-level="2">Opciones grep</text:h>
      <text:list text:style-name="L35">
        <text:list-item>
          <text:p text:style-name="P35"><text:span text:style-name="T154">i</text:span>: no se distinguen mayúsculas y minúsculas.</text:p>
        </text:list-item>
        <text:list-item>
          <text:p text:style-name="P35"><text:span text:style-name="T155">v</text:span>: se muestran sólo las líneas que no satisfacen el criterio de selección.</text:p>
        </text:list-item>
      </text:list>
      <text:h text:style-name="Heading_20_2" text:outline-level="2">Ejemplos grep</text:h>
      <text:list text:style-name="L36">
        <text:list-item>
          <text:p text:style-name="P36"><text:span text:style-name="T156">grep</text:span><text:span text:style-name="T157"> </text:span><text:span text:style-name="T158">‘ˆd’</text:span><text:span text:style-name="T159"> </text:span><text:span text:style-name="T160">text</text:span> recupera las líneas que comienzan por d.</text:p>
        </text:list-item>
        <text:list-item>
          <text:p text:style-name="P36"><text:span text:style-name="T161">grep</text:span><text:span text:style-name="T162"> </text:span><text:span text:style-name="T163">‘ˆ[ˆd]’</text:span><text:span text:style-name="T164"> </text:span><text:span text:style-name="T165">text</text:span> recupera las líneas que no comienzan por d.</text:p>
        </text:list-item>
        <text:list-item>
          <text:p text:style-name="P36"><text:span text:style-name="T166">grep</text:span><text:span text:style-name="T167"> </text:span><text:span text:style-name="T168">-v</text:span><text:span text:style-name="T169"> </text:span><text:span text:style-name="T170">‘ˆC’</text:span><text:span text:style-name="T171"> </text:span><text:span text:style-name="T172">file1</text:span><text:span text:style-name="T173"> </text:span><text:span text:style-name="T174">&gt;</text:span><text:span text:style-name="T175"> </text:span><text:span text:style-name="T176">file2</text:span> quita las líneas de file1 que comienzan por C y lo copia en file2.</text:p>
        </text:list-item>
      </text:list>
      <text:h text:style-name="Heading_20_2" text:outline-level="2">Redirecciones</text:h>
      <text:list text:style-name="L37">
        <text:list-item>
          <text:p text:style-name="P37">Se puede redirigir la salida de un comando usando los operadores:</text:p>
          <text:list text:style-name="L38">
            <text:list-item>
              <text:p text:style-name="P38">(<text:span text:style-name="T177">&gt;</text:span>) redirige la salida estándar hacia el fichero indicado y en caso de no existir se crea.</text:p>
            </text:list-item>
            <text:list-item>
              <text:p text:style-name="P38">(<text:span text:style-name="T178">&lt;</text:span>) redirige la entrada estándar desde un determinado fichero</text:p>
            </text:list-item>
            <text:list-item>
              <text:p text:style-name="P38">(<text:span text:style-name="T179">&gt;&gt;</text:span>) redirige la salida estándar hacia otro fichero, pero añadiendo dicha salida al final de ese fichero, sin sobreescribir el contenido original.</text:p>
            </text:list-item>
          </text:list>
        </text:list-item>
      </text:list>
      <text:h text:style-name="Heading_20_2" text:outline-level="2">Ejemplos Redirecciones:</text:h>
      <text:list text:style-name="L39">
        <text:list-item>
          <text:p text:style-name="P39"><text:span text:style-name="T180">date</text:span><text:span text:style-name="T181"> </text:span><text:span text:style-name="T182">&gt;&gt;</text:span><text:span text:style-name="T183"> </text:span><text:span text:style-name="T184">archivo</text:span> el fichero archivo contendrá información sobre todas las veces que hemos entrado en el sistema.</text:p>
        </text:list-item>
        <text:list-item>
          <text:p text:style-name="P39"><text:span text:style-name="T185">cat</text:span><text:span text:style-name="T186"> </text:span><text:span text:style-name="T187">file1</text:span><text:span text:style-name="T188"> </text:span><text:span text:style-name="T189">file2</text:span><text:span text:style-name="T190"> </text:span><text:span text:style-name="T191">&gt;</text:span><text:span text:style-name="T192"> </text:span><text:span text:style-name="T193">file3</text:span> añade al fichero file2 al final de file1 y al conjunto lo llama file3</text:p>
        </text:list-item>
      </text:list>
      <text:h text:style-name="Heading_20_2" text:outline-level="2">Tuberías</text:h>
      <text:list text:style-name="L40">
        <text:list-item>
          <text:p text:style-name="P40">Una tubería (|) permite comunicar la salida estándar de un comando con la entrada estándar de otro.</text:p>
        </text:list-item>
        <text:list-item>
          <text:p text:style-name="P40">Por ejemplo <text:span text:style-name="T194">ls</text:span><text:span text:style-name="T195"> </text:span><text:span text:style-name="T196">|</text:span><text:span text:style-name="T197"> </text:span><text:span text:style-name="T198">mail</text:span><text:span text:style-name="T199"> </text:span><text:span text:style-name="T200">juan</text:span> envía a juan una lista de los ficheros del sistema.</text:p>
        </text:list-item>
        <text:list-item>
          <text:p text:style-name="P40">Con el operador de tubería se pueden empalmar tantos comandos como se desee.</text:p>
        </text:list-item>
      </text:list>
      <text:h text:style-name="Heading_20_2" text:outline-level="2">Ejecución segundo plano</text:h>
      <text:list text:style-name="L41">
        <text:list-item>
          <text:p text:style-name="P41">El carácter <text:span text:style-name="T201">&amp;</text:span><text:span text:style-name="T202"> </text:span><text:span text:style-name="T203">al</text:span><text:span text:style-name="T204"> </text:span><text:span text:style-name="T205">final</text:span> permite realizar una ejecución en segundo plano recuperando inmediatamente el control del terminal. Para ello se añade el carácter &amp; al final del comando de ejecución.</text:p>
        </text:list-item>
      </text:list>
      <text:h text:style-name="Heading_20_2" text:outline-level="2">Parar un proceso</text:h>
      <text:list text:style-name="L42">
        <text:list-item>
          <text:p text:style-name="P42">Para detener la ejecución de un proceso se puede utilizar el comando <text:span text:style-name="T206">kill</text:span><text:span text:style-name="T207"> </text:span><text:span text:style-name="T208">númerodeproceso</text:span>.</text:p>
        </text:list-item>
      </text:list>
      <text:h text:style-name="Heading_20_2" text:outline-level="2">Continuar en segundo plano</text:h>
      <text:list text:style-name="L43">
        <text:list-item>
          <text:p text:style-name="P43">Cuando se sale del sistema si hay algún proceso ejecutándose en segundo plano se para salvo que se use el comando <text:span text:style-name="T209">nohup</text:span><text:span text:style-name="T210"> </text:span><text:span text:style-name="T211">nombreprograma</text:span>. En este caso todas las salidas del programa se dirigen a un fichero llamado nohup.out.</text:p>
        </text:list-item>
      </text:list>
      <text:h text:style-name="Heading_20_2" text:outline-level="2">Listado procesos</text:h>
      <text:list text:style-name="L44">
        <text:list-item>
          <text:p text:style-name="P44">El comando <text:span text:style-name="T212">top</text:span> muestra una lista de los procesos que se están ejecutando.</text:p>
        </text:list-item>
      </text:list>
      <text:h text:style-name="Heading_20_2" text:outline-level="2">Agrupación y compresión</text:h>
      <text:list text:style-name="L45">
        <text:list-item>
          <text:p text:style-name="P45">El comando <text:span text:style-name="T213">tar</text:span><text:span text:style-name="T214"> </text:span><text:span text:style-name="T215">-czfv</text:span><text:span text:style-name="T216"> </text:span><text:span text:style-name="T217">archivo.tar.gz</text:span><text:span text:style-name="T218"> </text:span><text:span text:style-name="T219">ficheros</text:span> empaqueta y comprime ficheros.</text:p>
        </text:list-item>
      </text:list>
      <text:h text:style-name="Heading_20_2" text:outline-level="2">Descomprimir ficheros</text:h>
      <text:list text:style-name="L46">
        <text:list-item>
          <text:p text:style-name="P46">El comando <text:span text:style-name="T220">tar</text:span><text:span text:style-name="T221"> </text:span><text:span text:style-name="T222">-xzvf</text:span><text:span text:style-name="T223"> </text:span><text:span text:style-name="T224">archivo.tar.gz</text:span> descomprime archivo.tar.gz</text:p>
        </text:list-item>
      </text:list>
      <text:h text:style-name="Heading_20_1" text:outline-level="1">Otros comandos</text:h>
      <text:h text:style-name="Heading_20_2" text:outline-level="2">Espacio carpetas</text:h>
      <text:list text:style-name="L47">
        <text:list-item>
          <text:p text:style-name="P47">El comando <text:span text:style-name="T225">du</text:span> permite conocer el espacio en bloques ocupado en el disco por un determinado directorio y todos los subdirectorios que cuelgan de él.</text:p>
        </text:list-item>
        <text:list-item>
          <text:p text:style-name="P47">Para obtener la información en bytes se debe emplear la opción -h: <text:span text:style-name="T226">du</text:span><text:span text:style-name="T227"> </text:span><text:span text:style-name="T228">-h</text:span></text:p>
        </text:list-item>
      </text:list>
      <text:h text:style-name="Heading_20_2" text:outline-level="2">Espacio particiones</text:h>
      <text:list text:style-name="L48">
        <text:list-item>
          <text:p text:style-name="P48">El comando <text:span text:style-name="T229">df</text:span> informa del espacio usado por las particiones del sistema que se encuentren montadas.</text:p>
        </text:list-item>
        <text:list-item>
          <text:p text:style-name="P48">Para obtener la información en bytes se debe emplear la opción -h: <text:span text:style-name="T230">df</text:span><text:span text:style-name="T231"> </text:span><text:span text:style-name="T232">-h</text:span></text:p>
        </text:list-item>
      </text:list>
      <text:h text:style-name="Heading_20_2" text:outline-level="2">Fecha</text:h>
      <text:list text:style-name="L49">
        <text:list-item>
          <text:p text:style-name="P49">El comando <text:span text:style-name="T233">date</text:span> muestra el día y la hora.</text:p>
        </text:list-item>
      </text:list>
      <text:h text:style-name="Heading_20_2" text:outline-level="2">Calendario</text:h>
      <text:list text:style-name="L50">
        <text:list-item>
          <text:p text:style-name="P50">El comando <text:span text:style-name="T234">cal</text:span> muestra el calendario. Tiene diversas opciones. Por ejemplo cal 1945 mostraría el calendario del año 1945.</text:p>
        </text:list-item>
      </text:list>
      <text:h text:style-name="Heading_20_2" text:outline-level="2">Usuarios conectados</text:h>
      <text:list text:style-name="L51">
        <text:list-item>
          <text:p text:style-name="P51">El comando <text:span text:style-name="T235">who</text:span> muestralos usuarios están conectados al ordenador en ese momento, en qué terminal están y desde qué hora.</text:p>
        </text:list-item>
      </text:list>
      <text:h text:style-name="Heading_20_2" text:outline-level="2">Quien soy</text:h>
      <text:list text:style-name="L52">
        <text:list-item>
          <text:p text:style-name="P52">El comando <text:span text:style-name="T236">whoami</text:span> te indica quien eres.</text:p>
        </text:list-item>
      </text:list>
      <text:h text:style-name="Heading_20_2" text:outline-level="2">Tiempo sin apagar</text:h>
      <text:list text:style-name="L53">
        <text:list-item>
          <text:p text:style-name="P53">El comando <text:span text:style-name="T237">uptime</text:span> muestra el tiempo que lleva encendido nuestro ordenador.</text:p>
        </text:list-item>
      </text:list>
      <text:h text:style-name="Heading_20_2" text:outline-level="2">Nombre de la máquina</text:h>
      <text:list text:style-name="L54">
        <text:list-item>
          <text:p text:style-name="P54">El comando <text:span text:style-name="T238">hostname</text:span> muestra el nombre de la máquina.</text:p>
        </text:list-item>
      </text:list>
      <text:h text:style-name="Heading_20_2" text:outline-level="2">Hardware</text:h>
      <text:list text:style-name="L55">
        <text:list-item>
          <text:p text:style-name="P55">El comando <text:span text:style-name="T239">lshw</text:span> muestra todas las características del hardware.</text:p>
        </text:list-item>
      </text:list>
      <text:h text:style-name="Heading_20_2" text:outline-level="2">Dispositivos PCI</text:h>
      <text:list text:style-name="L56">
        <text:list-item>
          <text:p text:style-name="P56">El comando <text:span text:style-name="T240">lspci</text:span> muestra los diferentes dispositivos PCI.</text:p>
        </text:list-item>
      </text:list>
      <text:h text:style-name="Heading_20_2" text:outline-level="2">Dispositivos USB</text:h>
      <text:list text:style-name="L57">
        <text:list-item>
          <text:p text:style-name="P57">El comando <text:span text:style-name="T241">lsusb</text:span> muestra los dispositivos tengo en los bus USB</text:p>
        </text:list-item>
      </text:list>
      <text:h text:style-name="Heading_20_2" text:outline-level="2">Comandos usados</text:h>
      <text:list text:style-name="L58">
        <text:list-item>
          <text:p text:style-name="P58">El comando <text:span text:style-name="T242">history</text:span> muestra los comandos usados por el usuario en orden cronológico.</text:p>
        </text:list-item>
      </text:list>
      <text:h text:style-name="Heading_20_2" text:outline-level="2">Versión kernel</text:h>
      <text:list text:style-name="L59">
        <text:list-item>
          <text:p text:style-name="P59">El comando <text:span text:style-name="T243">uname</text:span><text:span text:style-name="T244"> </text:span><text:span text:style-name="T245">-r</text:span> muestra la version del kernel</text:p>
        </text:list-item>
      </text:list>
      <text:h text:style-name="Heading_20_2" text:outline-level="2">Cerrar programas</text:h>
      <text:list text:style-name="L60">
        <text:list-item>
          <text:p text:style-name="P60">El comando <text:span text:style-name="T246">xkill</text:span> permite cerrar un programa bloqueado.</text:p>
        </text:list-item>
      </text:list>
      <text:h text:style-name="Heading_20_2" text:outline-level="2">Grupos</text:h>
      <text:list text:style-name="L61">
        <text:list-item>
          <text:p text:style-name="P61">El comando <text:span text:style-name="T247">groups</text:span> muestra los grupos del sistema a los que pertenece un usuario.</text:p>
        </text:list-item>
      </text:list>
      <text:h text:style-name="Heading_20_2" text:outline-level="2">Limpiar terminal</text:h>
      <text:list text:style-name="L62">
        <text:list-item>
          <text:p text:style-name="P62">El comando <text:span text:style-name="T248">clear</text:span> limpia el terminal.</text:p>
        </text:list-item>
      </text:list>
      <text:h text:style-name="Heading_20_2" text:outline-level="2">Primeras líneas</text:h>
      <text:list text:style-name="L63">
        <text:list-item>
          <text:p text:style-name="P63">El comando <text:span text:style-name="T249">head</text:span> muestras las primeras líneas de un fichero</text:p>
        </text:list-item>
      </text:list>
      <text:h text:style-name="Heading_20_2" text:outline-level="2">Ultimas líneas</text:h>
      <text:list text:style-name="L64">
        <text:list-item>
          <text:p text:style-name="P64">El comando <text:span text:style-name="T250">tail</text:span> muestras las últimas líneas de un fiche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andos Linux</dc:title>
  </office:meta>
</office:document-meta>
</file>